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 PL SungtiL GB" svg:font-family="'AR PL SungtiL GB'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3492in"/>
    </style:style>
    <style:style style:name="co2" style:family="table-column">
      <style:table-column-properties fo:break-before="auto" style:column-width="1.1693in"/>
    </style:style>
    <style:style style:name="co3" style:family="table-column">
      <style:table-column-properties fo:break-before="auto" style:column-width="0.9839in"/>
    </style:style>
    <style:style style:name="co4" style:family="table-column">
      <style:table-column-properties fo:break-before="auto" style:column-width="0.2528in"/>
    </style:style>
    <style:style style:name="co5" style:family="table-column">
      <style:table-column-properties fo:break-before="auto" style:column-width="1.2661in"/>
    </style:style>
    <style:style style:name="co6" style:family="table-column">
      <style:table-column-properties fo:break-before="auto" style:column-width="0.9161in"/>
    </style:style>
    <style:style style:name="co7" style:family="table-column">
      <style:table-column-properties fo:break-before="auto" style:column-width="0.2236in"/>
    </style:style>
    <style:style style:name="co8" style:family="table-column">
      <style:table-column-properties fo:break-before="auto" style:column-width="1.502in"/>
    </style:style>
    <style:style style:name="co9" style:family="table-column">
      <style:table-column-properties fo:break-before="auto" style:column-width="0.5256in"/>
    </style:style>
    <style:style style:name="co10" style:family="table-column">
      <style:table-column-properties fo:break-before="auto" style:column-width="0.2335in"/>
    </style:style>
    <style:style style:name="co11" style:family="table-column">
      <style:table-column-properties fo:break-before="auto" style:column-width="1.1835in"/>
    </style:style>
    <style:style style:name="co12" style:family="table-column">
      <style:table-column-properties fo:break-before="auto" style:column-width="0.3701in"/>
    </style:style>
    <style:style style:name="co13" style:family="table-column">
      <style:table-column-properties fo:break-before="auto" style:column-width="0.3118in"/>
    </style:style>
    <style:style style:name="co14" style:family="table-column">
      <style:table-column-properties fo:break-before="auto" style:column-width="1.0701in"/>
    </style:style>
    <style:style style:name="co15" style:family="table-column">
      <style:table-column-properties fo:break-before="auto" style:column-width="0.3409in"/>
    </style:style>
    <style:style style:name="co16" style:family="table-column">
      <style:table-column-properties fo:break-before="auto" style:column-width="0.2728in"/>
    </style:style>
    <style:style style:name="co17" style:family="table-column">
      <style:table-column-properties fo:break-before="auto" style:column-width="0.889in"/>
    </style:style>
    <style:style style:name="co18" style:family="table-column">
      <style:table-column-properties fo:break-before="auto" style:column-width="0.5457in"/>
    </style:style>
    <style:style style:name="co19" style:family="table-column">
      <style:table-column-properties fo:break-before="auto" style:column-width="0.9646in"/>
    </style:style>
    <style:style style:name="co20" style:family="table-column">
      <style:table-column-properties fo:break-before="auto" style:column-width="1.676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7161in" fo:break-before="auto" style:use-optimal-row-height="false"/>
    </style:style>
    <style:style style:name="ro3" style:family="table-row">
      <style:table-row-properties style:row-height="0.646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7" style:family="table-cell" style:parent-style-name="Default">
      <style:table-cell-properties fo:background-color="#cccccc"/>
    </style:style>
    <style:style style:name="ce8" style:family="table-cell" style:parent-style-name="Default">
      <style:text-properties fo:color="#ff3333" fo:font-weight="bold" style:font-weight-asian="bold" style:font-weight-complex="bold"/>
    </style:style>
    <style:style style:name="ce3" style:family="table-cell" style:parent-style-name="Default" style:data-style-name="N100">
      <style:table-cell-properties fo:background-color="#cccccc" style:text-align-source="fix" style:repeat-content="false" fo:wrap-option="wrap" style:vertical-align="top"/>
      <style:paragraph-properties fo:text-align="start" fo:margin-left="0in"/>
    </style:style>
    <style:style style:name="ce6" style:family="table-cell" style:parent-style-name="Default" style:data-style-name="N100">
      <style:table-cell-properties style:text-align-source="value-type" style:repeat-content="false" fo:background-color="transparent" fo:wrap-option="wrap" style:vertical-align="top"/>
      <style:paragraph-properties fo:margin-left="0in"/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in"/>
    </style:style>
    <style:style style:name="ce5" style:family="table-cell" style:parent-style-name="Default" style:data-style-name="N0">
      <style:table-cell-properties fo:background-color="#cccccc"/>
    </style:style>
    <style:style style:name="ce9" style:family="table-cell" style:parent-style-name="Default" style:data-style-name="N100">
      <style:table-cell-properties style:text-align-source="fix" style:repeat-content="false" fo:background-color="transparent" fo:wrap-option="wrap" style:vertical-align="top"/>
      <style:paragraph-properties fo:text-align="start" fo:margin-left="0in"/>
    </style:style>
    <style:style style:name="ce12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T1" style:family="text">
      <style:text-properties fo:color="#c9211e"/>
    </style:style>
  </office:automatic-styles>
  <office:body>
    <office:spreadsheet>
      <table:calculation-settings table:automatic-find-labels="false"/>
      <table:table table:name="prefix" table:style-name="ta1">
        <table:table-column table:style-name="co1" table:default-cell-style-name="Default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7" table:number-columns-repeated="2" table:default-cell-style-name="Default"/>
        <table:table-column table:style-name="co17" table:default-cell-style-name="ce7"/>
        <table:table-column table:style-name="co18" table:default-cell-style-name="Default"/>
        <table:table-column table:style-name="co17" table:number-columns-repeated="3" table:default-cell-style-name="Default"/>
        <table:table-column table:style-name="co19" table:number-columns-repeated="2" table:default-cell-style-name="Default"/>
        <table:table-column table:style-name="co17" table:number-columns-repeated="5" table:default-cell-style-name="Default"/>
        <table:table-column table:style-name="co20" table:default-cell-style-name="Default"/>
        <table:table-column table:style-name="co17" table:number-columns-repeated="993" table:default-cell-style-name="Default"/>
        <table:table-row table:style-name="ro1">
          <table:table-cell table:style-name="ce7" office:value-type="string" calcext:value-type="string">
            <text:p>#</text:p>
          </table:table-cell>
          <table:table-cell office:value-type="string" calcext:value-type="string">
            <text:p>PREFIXES to ask :</text:p>
          </table:table-cell>
          <table:table-cell table:number-columns-repeated="14"/>
          <table:table-cell table:style-name="ce7" table:number-columns-repeated="2"/>
          <table:table-cell/>
          <table:table-cell table:style-name="ce7" table:number-columns-repeated="1005"/>
        </table:table-row>
        <table:table-row table:style-name="ro1">
          <table:table-cell table:style-name="ce7" office:value-type="string" calcext:value-type="string">
            <text:p>#</text:p>
          </table:table-cell>
          <table:table-cell table:number-columns-repeated="15"/>
          <table:table-cell table:style-name="ce7" table:number-columns-repeated="2"/>
          <table:table-cell/>
          <table:table-cell table:style-name="ce7" table:number-columns-repeated="1005"/>
        </table:table-row>
        <table:table-row table:style-name="ro1">
          <table:table-cell table:style-name="ce8" office:value-type="string" calcext:value-type="string">
            <text:p>#</text:p>
          </table:table-cell>
          <table:table-cell table:style-name="ce8" office:value-type="string" calcext:value-type="string">
            <text:p>ZEICHEN</text:p>
          </table:table-cell>
          <table:table-cell table:style-name="ce8" office:value-type="string" calcext:value-type="string">
            <text:p>LSG.ZEICHEN</text:p>
          </table:table-cell>
          <table:table-cell table:style-name="ce8" office:value-type="string" calcext:value-type="string">
            <text:p>FN</text:p>
          </table:table-cell>
          <table:table-cell table:style-name="ce8" office:value-type="string" calcext:value-type="string">
            <text:p>PRÄFIX</text:p>
          </table:table-cell>
          <table:table-cell table:style-name="ce8" office:value-type="string" calcext:value-type="string">
            <text:p>LSG.PRÄFIX</text:p>
          </table:table-cell>
          <table:table-cell table:style-name="ce8" office:value-type="string" calcext:value-type="string">
            <text:p>FN</text:p>
          </table:table-cell>
          <table:table-cell table:style-name="ce8" office:value-type="string" calcext:value-type="string">
            <text:p>POTENZ</text:p>
          </table:table-cell>
          <table:table-cell table:style-name="ce8" office:value-type="string" calcext:value-type="string">
            <text:p>LSG.POTENZ</text:p>
          </table:table-cell>
          <table:table-cell table:style-name="ce8" office:value-type="string" calcext:value-type="string">
            <text:p>FN</text:p>
          </table:table-cell>
          <table:table-cell table:style-name="ce8" office:value-type="string" calcext:value-type="string">
            <text:p>wissensch.</text:p>
          </table:table-cell>
          <table:table-cell table:style-name="ce8" office:value-type="string" calcext:value-type="string">
            <text:p>LSG.wSw</text:p>
          </table:table-cell>
          <table:table-cell table:style-name="ce8" office:value-type="string" calcext:value-type="string">
            <text:p>FN</text:p>
          </table:table-cell>
          <table:table-cell table:style-name="ce8" office:value-type="string" calcext:value-type="string">
            <text:p>techn. Schw.</text:p>
          </table:table-cell>
          <table:table-cell table:style-name="ce8" office:value-type="string" calcext:value-type="string">
            <text:p>LSG.techn.</text:p>
          </table:table-cell>
          <table:table-cell table:style-name="ce8" office:value-type="string" calcext:value-type="string">
            <text:p>FN</text:p>
          </table:table-cell>
          <table:table-cell table:style-name="ce8" table:number-columns-repeated="1008"/>
        </table:table-row>
        <table:table-row table:style-name="ro1">
          <table:table-cell table:style-name="ce7" office:value-type="string" calcext:value-type="string">
            <text:p>#</text:p>
          </table:table-cell>
          <table:table-cell office:value-type="string" calcext:value-type="string">
            <text:p>Comments are marked with a hashtag (R’s read.table uses comment.char = "#"):</text:p>
          </table:table-cell>
          <table:table-cell table:number-columns-repeated="14"/>
          <table:table-cell table:style-name="ce7" table:number-columns-repeated="2"/>
          <table:table-cell/>
          <table:table-cell table:style-name="ce7" table:number-columns-repeated="1005"/>
        </table:table-row>
        <table:table-row table:style-name="ro1">
          <table:table-cell table:style-name="ce7" office:value-type="string" calcext:value-type="string">
            <text:p>#</text:p>
          </table:table-cell>
          <table:table-cell office:value-type="string" calcext:value-type="string">
            <text:p>The line below next contains the questions to be asked about each column (German and English version): </text:p>
          </table:table-cell>
          <table:table-cell table:number-columns-repeated="14"/>
          <table:table-cell table:style-name="ce7" table:number-columns-repeated="2"/>
          <table:table-cell/>
          <table:table-cell table:style-name="ce7" table:number-columns-repeated="1005"/>
        </table:table-row>
        <table:table-row table:style-name="ro2">
          <table:table-cell table:style-name="ce3" office:value-type="string" calcext:value-type="string">
            <text:p># dt. </text:p>
          </table:table-cell>
          <table:table-cell table:style-name="ce6" office:value-type="string" calcext:value-type="string">
            <text:p>Gib das Zeichen des Einheiten-Vorsatzes an</text:p>
          </table:table-cell>
          <table:table-cell table:style-name="ce6" table:number-columns-repeated="2"/>
          <table:table-cell table:style-name="ce6" office:value-type="string" calcext:value-type="string">
            <text:p>Nenne die Zehnerpotenz des Einheiten-Vorsatzes</text:p>
          </table:table-cell>
          <table:table-cell table:style-name="ce6" table:number-columns-repeated="2"/>
          <table:table-cell table:style-name="ce6" office:value-type="string" calcext:value-type="string">
            <text:p>Benenne den zur Zehnerpotenz gehörigen Einheiten-Vorsatz (wie gesprochen)</text:p>
          </table:table-cell>
          <table:table-cell table:style-name="ce6" table:number-columns-repeated="2"/>
          <table:table-cell table:style-name="ce6" office:value-type="string" calcext:value-type="string">
            <text:p>Gib in wissenschaftlicher Schreibweise an</text:p>
          </table:table-cell>
          <table:table-cell table:style-name="ce6" table:number-columns-repeated="2"/>
          <table:table-cell table:style-name="ce6" office:value-type="string" calcext:value-type="string">
            <text:p>Gib in technischer Schreibweise an</text:p>
          </table:table-cell>
          <table:table-cell table:style-name="ce6" table:number-columns-repeated="2"/>
          <table:table-cell table:style-name="ce9" table:number-columns-repeated="1008"/>
        </table:table-row>
        <table:table-row table:style-name="ro3">
          <table:table-cell table:style-name="ce7"/>
          <table:table-cell table:style-name="ce10" office:value-type="string" calcext:value-type="string">
            <text:p>State the symbol of the unit prefix</text:p>
          </table:table-cell>
          <table:table-cell table:style-name="ce10" table:number-columns-repeated="2"/>
          <table:table-cell table:style-name="ce10" office:value-type="string" calcext:value-type="string">
            <text:p>Return the power of 10 denoted by the prefix</text:p>
          </table:table-cell>
          <table:table-cell table:style-name="ce10" table:number-columns-repeated="2"/>
          <table:table-cell table:style-name="ce10" office:value-type="string" calcext:value-type="string">
            <text:p>State the name (as pronounced) of the unit prefix corresponding to</text:p>
          </table:table-cell>
          <table:table-cell table:style-name="ce10" table:number-columns-repeated="2"/>
          <table:table-cell table:style-name="ce10" office:value-type="string" calcext:value-type="string">
            <text:p>Convert to scientific notation</text:p>
          </table:table-cell>
          <table:table-cell table:style-name="ce10" table:number-columns-repeated="2"/>
          <table:table-cell table:style-name="ce10" office:value-type="string" calcext:value-type="string">
            <text:p>Convert to engineering form</text:p>
          </table:table-cell>
          <table:table-cell table:style-name="ce10" table:number-columns-repeated="2"/>
          <table:table-cell table:style-name="ce7" office:value-type="string" calcext:value-type="string">
            <text:p>Name des Vorsatzes</text:p>
          </table:table-cell>
          <table:table-cell table:style-name="ce7"/>
          <table:table-cell/>
          <table:table-cell table:style-name="ce7" office:value-type="string" calcext:value-type="string">
            <text:p>Zehner-</text:p>
          </table:table-cell>
          <table:table-cell table:style-name="ce7" office:value-type="string" calcext:value-type="string">
            <text:p>Ohm, mol, Ampere, Sekunde, Joule usw?</text:p>
          </table:table-cell>
          <table:table-cell table:style-name="ce7" table:number-columns-repeated="2"/>
          <table:table-cell table:style-name="ce7" office:value-type="string" calcext:value-type="string">
            <text:p>Hertz?</text:p>
          </table:table-cell>
          <table:table-cell table:style-name="ce12" office:value-type="string" calcext:value-type="string">
            <text:p>Coulomb?</text:p>
          </table:table-cell>
          <table:table-cell table:style-name="ce12" office:value-type="string" calcext:value-type="string">
            <text:p>Farad?</text:p>
          </table:table-cell>
          <table:table-cell table:style-name="ce12" office:value-type="string" calcext:value-type="string">
            <text:p>Tesla?</text:p>
          </table:table-cell>
          <table:table-cell table:style-name="ce12" office:value-type="string" calcext:value-type="string">
            <text:p>eV?</text:p>
          </table:table-cell>
          <table:table-cell table:style-name="ce12" office:value-type="string" calcext:value-type="string">
            <text:p>Byte?</text:p>
          </table:table-cell>
          <table:table-cell table:style-name="ce7" table:number-columns-repeated="995"/>
        </table:table-row>
        <table:table-row table:style-name="ro1">
          <table:table-cell table:style-name="ce7" office:value-type="string" calcext:value-type="string">
            <text:p>#</text:p>
          </table:table-cell>
          <table:table-cell office:value-type="string" calcext:value-type="string">
            <text:p>Switch German/English by changing this formula (row Q or R):</text:p>
          </table:table-cell>
          <table:table-cell table:number-columns-repeated="14"/>
          <table:table-cell table:style-name="ce7" table:number-columns-repeated="2"/>
          <table:table-cell/>
          <table:table-cell table:style-name="ce7" office:value-type="string" calcext:value-type="string">
            <text:p>potenz</text:p>
          </table:table-cell>
          <table:table-cell table:number-columns-repeated="4" table:style-name="ce7" office:value-type="string" calcext:value-type="string">
            <text:p>ja</text:p>
          </table:table-cell>
          <table:table-cell table:style-name="ce13" office:value-type="string" calcext:value-type="string">
            <text:p>ja</text:p>
          </table:table-cell>
          <table:table-cell table:number-columns-repeated="4" table:style-name="ce12" office:value-type="string" calcext:value-type="string">
            <text:p>ja/nein</text:p>
          </table:table-cell>
          <table:table-cell table:style-name="ce7" table:number-columns-repeated="995"/>
        </table:table-row>
        <table:table-row table:style-name="ro1">
          <table:table-cell office:value-type="string" calcext:value-type="string">
            <text:p>#</text:p>
          </table:table-cell>
          <table:table-cell table:formula="of:=[.R9]" office:value-type="string" office:string-value="peta" calcext:value-type="string">
            <text:p>peta</text:p>
          </table:table-cell>
          <table:table-cell table:formula="of:=&quot;\prefix{\&quot; &amp; [.R9] &amp; &quot;}&quot;" office:value-type="string" office:string-value="\prefix{\peta}" calcext:value-type="string">
            <text:p>\prefix{\peta}</text:p>
          </table:table-cell>
          <table:table-cell/>
          <table:table-cell table:formula="of:=&quot;\prefix{\&quot; &amp; [.R9] &amp; &quot;}&quot;" office:value-type="string" office:string-value="\prefix{\peta}" calcext:value-type="string">
            <text:p>\prefix{\peta}</text:p>
          </table:table-cell>
          <table:table-cell table:style-name="ce5" table:formula="of:=[.S9]" office:value-type="string" office:string-value="$10^{15}$" calcext:value-type="string">
            <text:p>$10^{15}$</text:p>
          </table:table-cell>
          <table:table-cell/>
          <table:table-cell table:style-name="ce5" table:formula="of:=[.S9]" office:value-type="string" office:string-value="$10^{15}$" calcext:value-type="string">
            <text:p>$10^{15}$</text:p>
          </table:table-cell>
          <table:table-cell table:formula="of:=[.B9]" office:value-type="string" office:string-value="peta" calcext:value-type="string">
            <text:p>peta</text:p>
          </table:table-cell>
          <table:table-cell/>
          <table:table-cell table:formula="of:=[.T9]" office:value-type="float" office:value="15" calcext:value-type="float">
            <text:p>15</text:p>
          </table:table-cell>
          <table:table-cell table:formula="of:=COM.MICROSOFT.TEXTJOIN(&quot;,&quot;;1;[.$U9:.$AC9])" office:value-type="string" office:string-value="\hertz" calcext:value-type="string">
            <text:p>\hertz</text:p>
          </table:table-cell>
          <table:table-cell/>
          <table:table-cell table:formula="of:=[.T9]" office:value-type="float" office:value="15" calcext:value-type="float">
            <text:p>15</text:p>
          </table:table-cell>
          <table:table-cell table:formula="of:=COM.MICROSOFT.TEXTJOIN(&quot;,&quot;;1;[.$U9:.$AC9])" office:value-type="string" office:string-value="\hertz" calcext:value-type="string">
            <text:p>\hertz</text:p>
          </table:table-cell>
          <table:table-cell/>
          <table:table-cell office:value-type="string" calcext:value-type="string">
            <text:p>Peta</text:p>
          </table:table-cell>
          <table:table-cell office:value-type="string" calcext:value-type="string">
            <text:p>peta</text:p>
          </table:table-cell>
          <table:table-cell table:formula="of:=&quot;$10^{&quot; &amp; [.T9] &amp;&quot;}$&quot;" office:value-type="string" office:string-value="$10^{15}$" calcext:value-type="string">
            <text:p>$10^{15}$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table:formula="of:=IF([.X$8]=&quot;ja&quot;;&quot;\hertz&quot;;&quot;&quot;)" office:value-type="string" office:string-value="\hertz" calcext:value-type="string">
            <text:p>\hertz</text:p>
          </table:table-cell>
          <table:table-cell table:number-columns-repeated="4"/>
          <table:table-cell table:formula="of:=IF([.AC$8]=&quot;ja&quot;;&quot;\byte&quot;;&quot;&quot;)">
            <text:p/>
          </table:table-cell>
          <table:table-cell table:number-columns-repeated="995"/>
        </table:table-row>
        <table:table-row table:style-name="ro1">
          <table:table-cell office:value-type="string" calcext:value-type="string">
            <text:p>#</text:p>
          </table:table-cell>
          <table:table-cell table:formula="of:=[.R10]" office:value-type="string" office:string-value="tera" calcext:value-type="string">
            <text:p>tera</text:p>
          </table:table-cell>
          <table:table-cell table:formula="of:=&quot;\prefix{\&quot; &amp; [.R10] &amp; &quot;}&quot;" office:value-type="string" office:string-value="\prefix{\tera}" calcext:value-type="string">
            <text:p>\prefix{\tera}</text:p>
          </table:table-cell>
          <table:table-cell/>
          <table:table-cell table:formula="of:=&quot;\prefix{\&quot; &amp; [.R10] &amp; &quot;}&quot;" office:value-type="string" office:string-value="\prefix{\tera}" calcext:value-type="string">
            <text:p>\prefix{\tera}</text:p>
          </table:table-cell>
          <table:table-cell table:formula="of:=[.S10]" office:value-type="string" office:string-value="$10^{12}$" calcext:value-type="string">
            <text:p>$10^{12}$</text:p>
          </table:table-cell>
          <table:table-cell/>
          <table:table-cell table:formula="of:=[.S10]" office:value-type="string" office:string-value="$10^{12}$" calcext:value-type="string">
            <text:p>$10^{12}$</text:p>
          </table:table-cell>
          <table:table-cell table:formula="of:=[.B10]" office:value-type="string" office:string-value="tera" calcext:value-type="string">
            <text:p>tera</text:p>
          </table:table-cell>
          <table:table-cell/>
          <table:table-cell table:formula="of:=[.T10]" office:value-type="float" office:value="12" calcext:value-type="float">
            <text:p>12</text:p>
          </table:table-cell>
          <table:table-cell table:formula="of:=COM.MICROSOFT.TEXTJOIN(&quot;,&quot;;1;[.$U10:.$AC10])" office:value-type="string" office:string-value="\hertz" calcext:value-type="string">
            <text:p>\hertz</text:p>
          </table:table-cell>
          <table:table-cell/>
          <table:table-cell table:formula="of:=[.T10]" office:value-type="float" office:value="12" calcext:value-type="float">
            <text:p>12</text:p>
          </table:table-cell>
          <table:table-cell table:formula="of:=COM.MICROSOFT.TEXTJOIN(&quot;,&quot;;1;[.$U10:.$AC10])" office:value-type="string" office:string-value="\hertz" calcext:value-type="string">
            <text:p>\hertz</text:p>
          </table:table-cell>
          <table:table-cell/>
          <table:table-cell office:value-type="string" calcext:value-type="string">
            <text:p>Tera</text:p>
          </table:table-cell>
          <table:table-cell office:value-type="string" calcext:value-type="string">
            <text:p>tera</text:p>
          </table:table-cell>
          <table:table-cell table:formula="of:=&quot;$10^{&quot; &amp; [.T10] &amp;&quot;}$&quot;" office:value-type="string" office:string-value="$10^{12}$" calcext:value-type="string">
            <text:p>$10^{12}$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table:formula="of:=IF([.X$8]=&quot;ja&quot;;&quot;\hertz&quot;;&quot;&quot;)" office:value-type="string" office:string-value="\hertz" calcext:value-type="string">
            <text:p>\hertz</text:p>
          </table:table-cell>
          <table:table-cell table:number-columns-repeated="3"/>
          <table:table-cell table:formula="of:=IF([.AB$8]=&quot;ja&quot;;&quot;\electronvolt&quot;;&quot;&quot;)">
            <text:p/>
          </table:table-cell>
          <table:table-cell table:formula="of:=IF([.AC$8]=&quot;ja&quot;;&quot;\byte&quot;;&quot;&quot;)">
            <text:p/>
          </table:table-cell>
          <table:table-cell table:number-columns-repeated="995"/>
        </table:table-row>
        <table:table-row table:style-name="ro1">
          <table:table-cell office:value-type="string" calcext:value-type="string">
            <text:p>#</text:p>
          </table:table-cell>
          <table:table-cell table:formula="of:=[.R11]" office:value-type="string" office:string-value="giga" calcext:value-type="string">
            <text:p>giga</text:p>
          </table:table-cell>
          <table:table-cell table:formula="of:=&quot;\prefix{\&quot; &amp; [.R11] &amp; &quot;}&quot;" office:value-type="string" office:string-value="\prefix{\giga}" calcext:value-type="string">
            <text:p>\prefix{\giga}</text:p>
          </table:table-cell>
          <table:table-cell/>
          <table:table-cell table:formula="of:=&quot;\prefix{\&quot; &amp; [.R11] &amp; &quot;}&quot;" office:value-type="string" office:string-value="\prefix{\giga}" calcext:value-type="string">
            <text:p>\prefix{\giga}</text:p>
          </table:table-cell>
          <table:table-cell table:formula="of:=[.S11]" office:value-type="string" office:string-value="$10^{9}$" calcext:value-type="string">
            <text:p>$10^{9}$</text:p>
          </table:table-cell>
          <table:table-cell/>
          <table:table-cell table:formula="of:=[.S11]" office:value-type="string" office:string-value="$10^{9}$" calcext:value-type="string">
            <text:p>$10^{9}$</text:p>
          </table:table-cell>
          <table:table-cell table:formula="of:=[.B11]" office:value-type="string" office:string-value="giga" calcext:value-type="string">
            <text:p>giga</text:p>
          </table:table-cell>
          <table:table-cell/>
          <table:table-cell table:formula="of:=[.T11]" office:value-type="float" office:value="9" calcext:value-type="float">
            <text:p>9</text:p>
          </table:table-cell>
          <table:table-cell table:formula="of:=COM.MICROSOFT.TEXTJOIN(&quot;,&quot;;1;[.$U11:.$AC11])" office:value-type="string" office:string-value="\ohm,\watt,\hertz" calcext:value-type="string">
            <text:p>\ohm,\watt,\hertz</text:p>
          </table:table-cell>
          <table:table-cell/>
          <table:table-cell table:formula="of:=[.T11]" office:value-type="float" office:value="9" calcext:value-type="float">
            <text:p>9</text:p>
          </table:table-cell>
          <table:table-cell table:formula="of:=COM.MICROSOFT.TEXTJOIN(&quot;,&quot;;1;[.$U11:.$AC11])" office:value-type="string" office:string-value="\ohm,\watt,\hertz" calcext:value-type="string">
            <text:p>\ohm,\watt,\hertz</text:p>
          </table:table-cell>
          <table:table-cell/>
          <table:table-cell office:value-type="string" calcext:value-type="string">
            <text:p>Giga</text:p>
          </table:table-cell>
          <table:table-cell office:value-type="string" calcext:value-type="string">
            <text:p>giga</text:p>
          </table:table-cell>
          <table:table-cell table:formula="of:=&quot;$10^{&quot; &amp; [.T11] &amp;&quot;}$&quot;" office:value-type="string" office:string-value="$10^{9}$" calcext:value-type="string">
            <text:p>$10^{9}$</text:p>
          </table:table-cell>
          <table:table-cell office:value-type="float" office:value="9" calcext:value-type="float">
            <text:p>9</text:p>
          </table:table-cell>
          <table:table-cell table:formula="of:=IF([.U$8]=&quot;ja&quot;;&quot;\ohm&quot;;&quot;&quot;)" office:value-type="string" office:string-value="\ohm" calcext:value-type="string">
            <text:p>\ohm</text:p>
          </table:table-cell>
          <table:table-cell/>
          <table:table-cell table:formula="of:=IF([.W$8]=&quot;ja&quot;;&quot;\watt&quot;;&quot;&quot;)" office:value-type="string" office:string-value="\watt" calcext:value-type="string">
            <text:p>\watt</text:p>
          </table:table-cell>
          <table:table-cell table:formula="of:=IF([.X$8]=&quot;ja&quot;;&quot;\hertz&quot;;&quot;&quot;)" office:value-type="string" office:string-value="\hertz" calcext:value-type="string">
            <text:p>\hertz</text:p>
          </table:table-cell>
          <table:table-cell table:number-columns-repeated="3"/>
          <table:table-cell table:formula="of:=IF([.AB$8]=&quot;ja&quot;;&quot;\electronvolt&quot;;&quot;&quot;)">
            <text:p/>
          </table:table-cell>
          <table:table-cell table:formula="of:=IF([.AC$8]=&quot;ja&quot;;&quot;\byte&quot;;&quot;&quot;)">
            <text:p/>
          </table:table-cell>
          <table:table-cell table:number-columns-repeated="995"/>
        </table:table-row>
        <table:table-row table:style-name="ro1">
          <table:table-cell office:value-type="string" calcext:value-type="string">
            <text:p>#</text:p>
          </table:table-cell>
          <table:table-cell table:formula="of:=[.R12]" office:value-type="string" office:string-value="mega" calcext:value-type="string">
            <text:p>mega</text:p>
          </table:table-cell>
          <table:table-cell table:formula="of:=&quot;\prefix{\&quot; &amp; [.R12] &amp; &quot;}&quot;" office:value-type="string" office:string-value="\prefix{\mega}" calcext:value-type="string">
            <text:p>\prefix{\mega}</text:p>
          </table:table-cell>
          <table:table-cell/>
          <table:table-cell table:formula="of:=&quot;\prefix{\&quot; &amp; [.R12] &amp; &quot;}&quot;" office:value-type="string" office:string-value="\prefix{\mega}" calcext:value-type="string">
            <text:p>\prefix{\mega}</text:p>
          </table:table-cell>
          <table:table-cell table:formula="of:=[.S12]" office:value-type="string" office:string-value="$10^{6}$" calcext:value-type="string">
            <text:p>$10^{6}$</text:p>
          </table:table-cell>
          <table:table-cell/>
          <table:table-cell table:formula="of:=[.S12]" office:value-type="string" office:string-value="$10^{6}$" calcext:value-type="string">
            <text:p>$10^{6}$</text:p>
          </table:table-cell>
          <table:table-cell table:formula="of:=[.B12]" office:value-type="string" office:string-value="mega" calcext:value-type="string">
            <text:p>mega</text:p>
          </table:table-cell>
          <table:table-cell/>
          <table:table-cell table:formula="of:=[.T12]" office:value-type="float" office:value="6" calcext:value-type="float">
            <text:p>6</text:p>
          </table:table-cell>
          <table:table-cell table:formula="of:=COM.MICROSOFT.TEXTJOIN(&quot;,&quot;;1;[.$U12:.$AC12])" office:value-type="string" office:string-value="\ohm,\joule,\watt,\hertz" calcext:value-type="string">
            <text:p>\ohm,\joule,\watt,\hertz</text:p>
          </table:table-cell>
          <table:table-cell/>
          <table:table-cell table:formula="of:=[.T12]" office:value-type="float" office:value="6" calcext:value-type="float">
            <text:p>6</text:p>
          </table:table-cell>
          <table:table-cell table:formula="of:=COM.MICROSOFT.TEXTJOIN(&quot;,&quot;;1;[.$U12:.$AC12])" office:value-type="string" office:string-value="\ohm,\joule,\watt,\hertz" calcext:value-type="string">
            <text:p>\ohm,\joule,\watt,\hertz</text:p>
          </table:table-cell>
          <table:table-cell/>
          <table:table-cell office:value-type="string" calcext:value-type="string">
            <text:p>Mega</text:p>
          </table:table-cell>
          <table:table-cell office:value-type="string" calcext:value-type="string">
            <text:p>mega</text:p>
          </table:table-cell>
          <table:table-cell table:formula="of:=&quot;$10^{&quot; &amp; [.T12] &amp;&quot;}$&quot;" office:value-type="string" office:string-value="$10^{6}$" calcext:value-type="string">
            <text:p>$10^{6}$</text:p>
          </table:table-cell>
          <table:table-cell office:value-type="float" office:value="6" calcext:value-type="float">
            <text:p>6</text:p>
          </table:table-cell>
          <table:table-cell table:formula="of:=IF([.U$8]=&quot;ja&quot;;&quot;\ohm&quot;;&quot;&quot;)" office:value-type="string" office:string-value="\ohm" calcext:value-type="string">
            <text:p>\ohm</text:p>
          </table:table-cell>
          <table:table-cell table:formula="of:=IF([.V$8]=&quot;ja&quot;;&quot;\joule&quot;;&quot;&quot;)" office:value-type="string" office:string-value="\joule" calcext:value-type="string">
            <text:p>\joule</text:p>
          </table:table-cell>
          <table:table-cell table:formula="of:=IF([.W$8]=&quot;ja&quot;;&quot;\watt&quot;;&quot;&quot;)" office:value-type="string" office:string-value="\watt" calcext:value-type="string">
            <text:p>\watt</text:p>
          </table:table-cell>
          <table:table-cell table:formula="of:=IF([.X$8]=&quot;ja&quot;;&quot;\hertz&quot;;&quot;&quot;)" office:value-type="string" office:string-value="\hertz" calcext:value-type="string">
            <text:p>\hertz</text:p>
          </table:table-cell>
          <table:table-cell table:number-columns-repeated="3"/>
          <table:table-cell table:formula="of:=IF([.AB$8]=&quot;ja&quot;;&quot;\electronvolt&quot;;&quot;&quot;)">
            <text:p/>
          </table:table-cell>
          <table:table-cell table:formula="of:=IF([.AC$8]=&quot;ja&quot;;&quot;\byte&quot;;&quot;&quot;)">
            <text:p/>
          </table:table-cell>
          <table:table-cell table:number-columns-repeated="995"/>
        </table:table-row>
        <table:table-row table:style-name="ro1">
          <table:table-cell/>
          <table:table-cell table:formula="of:=[.R13]" office:value-type="string" office:string-value="kilo" calcext:value-type="string">
            <text:p>kilo</text:p>
          </table:table-cell>
          <table:table-cell table:formula="of:=&quot;\prefix{\&quot; &amp; [.R13] &amp; &quot;}&quot;" office:value-type="string" office:string-value="\prefix{\kilo}" calcext:value-type="string">
            <text:p>\prefix{\kilo}</text:p>
          </table:table-cell>
          <table:table-cell/>
          <table:table-cell table:formula="of:=&quot;\prefix{\&quot; &amp; [.R13] &amp; &quot;}&quot;" office:value-type="string" office:string-value="\prefix{\kilo}" calcext:value-type="string">
            <text:p>\prefix{\kilo}</text:p>
          </table:table-cell>
          <table:table-cell table:formula="of:=[.S13]" office:value-type="string" office:string-value="$10^{3}$" calcext:value-type="string">
            <text:p>$10^{3}$</text:p>
          </table:table-cell>
          <table:table-cell/>
          <table:table-cell table:formula="of:=[.S13]" office:value-type="string" office:string-value="$10^{3}$" calcext:value-type="string">
            <text:p>$10^{3}$</text:p>
          </table:table-cell>
          <table:table-cell table:formula="of:=[.B13]" office:value-type="string" office:string-value="kilo" calcext:value-type="string">
            <text:p>kilo</text:p>
          </table:table-cell>
          <table:table-cell/>
          <table:table-cell table:formula="of:=[.T13]" office:value-type="float" office:value="3" calcext:value-type="float">
            <text:p>3</text:p>
          </table:table-cell>
          <table:table-cell table:formula="of:=COM.MICROSOFT.TEXTJOIN(&quot;,&quot;;1;[.$U13:.$AC13])" office:value-type="string" office:string-value="\ohm,\volt,\watt,\hertz" calcext:value-type="string">
            <text:p>\ohm,\volt,\watt,\hertz</text:p>
          </table:table-cell>
          <table:table-cell/>
          <table:table-cell table:formula="of:=[.T13]" office:value-type="float" office:value="3" calcext:value-type="float">
            <text:p>3</text:p>
          </table:table-cell>
          <table:table-cell table:formula="of:=COM.MICROSOFT.TEXTJOIN(&quot;,&quot;;1;[.$U13:.$AC13])" office:value-type="string" office:string-value="\ohm,\volt,\watt,\hertz" calcext:value-type="string">
            <text:p>\ohm,\volt,\watt,\hertz</text:p>
          </table:table-cell>
          <table:table-cell/>
          <table:table-cell office:value-type="string" calcext:value-type="string">
            <text:p>Kilo</text:p>
          </table:table-cell>
          <table:table-cell office:value-type="string" calcext:value-type="string">
            <text:p>kilo</text:p>
          </table:table-cell>
          <table:table-cell table:formula="of:=&quot;$10^{&quot; &amp; [.T13] &amp;&quot;}$&quot;" office:value-type="string" office:string-value="$10^{3}$" calcext:value-type="string">
            <text:p>$10^{3}$</text:p>
          </table:table-cell>
          <table:table-cell office:value-type="float" office:value="3" calcext:value-type="float">
            <text:p>3</text:p>
          </table:table-cell>
          <table:table-cell table:formula="of:=IF([.U$8]=&quot;ja&quot;;&quot;\ohm&quot;;&quot;&quot;)" office:value-type="string" office:string-value="\ohm" calcext:value-type="string">
            <text:p>\ohm</text:p>
          </table:table-cell>
          <table:table-cell table:formula="of:=IF([.V$8]=&quot;ja&quot;;&quot;\volt&quot;;&quot;&quot;)" office:value-type="string" office:string-value="\volt" calcext:value-type="string">
            <text:p>\volt</text:p>
          </table:table-cell>
          <table:table-cell table:formula="of:=IF([.W$8]=&quot;ja&quot;;&quot;\watt&quot;;&quot;&quot;)" office:value-type="string" office:string-value="\watt" calcext:value-type="string">
            <text:p>\watt</text:p>
          </table:table-cell>
          <table:table-cell table:formula="of:=IF([.X$8]=&quot;ja&quot;;&quot;\hertz&quot;;&quot;&quot;)" office:value-type="string" office:string-value="\hertz" calcext:value-type="string">
            <text:p>\hertz</text:p>
          </table:table-cell>
          <table:table-cell table:number-columns-repeated="3"/>
          <table:table-cell table:formula="of:=IF([.AB$8]=&quot;ja&quot;;&quot;\electronvolt&quot;;&quot;&quot;)">
            <text:p/>
          </table:table-cell>
          <table:table-cell table:number-columns-repeated="996"/>
        </table:table-row>
        <table:table-row table:style-name="ro1">
          <table:table-cell/>
          <table:table-cell table:formula="of:=[.R14]" office:value-type="string" office:string-value="hecto" calcext:value-type="string">
            <text:p>hecto</text:p>
          </table:table-cell>
          <table:table-cell table:formula="of:=&quot;\prefix{\&quot; &amp; [.R14] &amp; &quot;}&quot;" office:value-type="string" office:string-value="\prefix{\hecto}" calcext:value-type="string">
            <text:p>\prefix{\hecto}</text:p>
          </table:table-cell>
          <table:table-cell/>
          <table:table-cell table:formula="of:=&quot;\prefix{\&quot; &amp; [.R14] &amp; &quot;}&quot;" office:value-type="string" office:string-value="\prefix{\hecto}" calcext:value-type="string">
            <text:p>\prefix{\hecto}</text:p>
          </table:table-cell>
          <table:table-cell table:formula="of:=[.S14]" office:value-type="string" office:string-value="$10^{2}$" calcext:value-type="string">
            <text:p>$10^{2}$</text:p>
          </table:table-cell>
          <table:table-cell/>
          <table:table-cell table:formula="of:=[.S14]" office:value-type="string" office:string-value="$10^{2}$" calcext:value-type="string">
            <text:p>$10^{2}$</text:p>
          </table:table-cell>
          <table:table-cell table:formula="of:=[.B14]" office:value-type="string" office:string-value="hecto" calcext:value-type="string">
            <text:p>hecto</text:p>
          </table:table-cell>
          <table:table-cell/>
          <table:table-cell table:formula="of:=[.T14]" office:value-type="float" office:value="2" calcext:value-type="float">
            <text:p>2</text:p>
          </table:table-cell>
          <table:table-cell table:formula="of:=COM.MICROSOFT.TEXTJOIN(&quot;,&quot;;1;[.$U14:.$AC14])" office:value-type="string" office:string-value="\watt" calcext:value-type="string">
            <text:p>\watt</text:p>
          </table:table-cell>
          <table:table-cell/>
          <table:table-cell table:formula="of:=[.T14]" office:value-type="float" office:value="2" calcext:value-type="float">
            <text:p>2</text:p>
          </table:table-cell>
          <table:table-cell table:formula="of:=COM.MICROSOFT.TEXTJOIN(&quot;,&quot;;1;[.$U14:.$AC14])" office:value-type="string" office:string-value="\watt" calcext:value-type="string">
            <text:p>\watt</text:p>
          </table:table-cell>
          <table:table-cell/>
          <table:table-cell office:value-type="string" calcext:value-type="string">
            <text:p>Hekto</text:p>
          </table:table-cell>
          <table:table-cell office:value-type="string" calcext:value-type="string">
            <text:p>hecto</text:p>
          </table:table-cell>
          <table:table-cell table:formula="of:=&quot;$10^{&quot; &amp; [.T14] &amp;&quot;}$&quot;" office:value-type="string" office:string-value="$10^{2}$" calcext:value-type="string">
            <text:p>$10^{2}$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IF([.W$8]=&quot;ja&quot;;&quot;\watt&quot;;&quot;&quot;)" office:value-type="string" office:string-value="\watt" calcext:value-type="string">
            <text:p>\watt</text:p>
          </table:table-cell>
          <table:table-cell table:number-columns-repeated="1001"/>
        </table:table-row>
        <table:table-row table:style-name="ro1">
          <table:table-cell/>
          <table:table-cell table:formula="of:=[.R15]" office:value-type="string" office:string-value="deci" calcext:value-type="string">
            <text:p>deci</text:p>
          </table:table-cell>
          <table:table-cell table:formula="of:=&quot;\prefix{\&quot; &amp; [.R15] &amp; &quot;}&quot;" office:value-type="string" office:string-value="\prefix{\deci}" calcext:value-type="string">
            <text:p>\prefix{\deci}</text:p>
          </table:table-cell>
          <table:table-cell/>
          <table:table-cell table:formula="of:=&quot;\prefix{\&quot; &amp; [.R15] &amp; &quot;}&quot;" office:value-type="string" office:string-value="\prefix{\deci}" calcext:value-type="string">
            <text:p>\prefix{\deci}</text:p>
          </table:table-cell>
          <table:table-cell table:formula="of:=[.S15]" office:value-type="string" office:string-value="$10^{-1}$" calcext:value-type="string">
            <text:p>$10^{-1}$</text:p>
          </table:table-cell>
          <table:table-cell/>
          <table:table-cell table:formula="of:=[.S15]" office:value-type="string" office:string-value="$10^{-1}$" calcext:value-type="string">
            <text:p>$10^{-1}$</text:p>
          </table:table-cell>
          <table:table-cell table:formula="of:=[.B15]" office:value-type="string" office:string-value="deci" calcext:value-type="string">
            <text:p>deci</text:p>
          </table:table-cell>
          <table:table-cell/>
          <table:table-cell table:formula="of:=[.T15]" office:value-type="float" office:value="-1" calcext:value-type="float">
            <text:p>-1</text:p>
          </table:table-cell>
          <table:table-cell table:formula="of:=COM.MICROSOFT.TEXTJOIN(&quot;,&quot;;1;[.$U15:.$AC15])" office:value-type="string" office:string-value="\mol,\meter,\newton" calcext:value-type="string">
            <text:p>\mol,\meter,\newton</text:p>
          </table:table-cell>
          <table:table-cell/>
          <table:table-cell table:formula="of:=[.T15]" office:value-type="float" office:value="-1" calcext:value-type="float">
            <text:p>-1</text:p>
          </table:table-cell>
          <table:table-cell table:formula="of:=COM.MICROSOFT.TEXTJOIN(&quot;,&quot;;1;[.$U15:.$AC15])" office:value-type="string" office:string-value="\mol,\meter,\newton" calcext:value-type="string">
            <text:p>\mol,\meter,\newton</text:p>
          </table:table-cell>
          <table:table-cell/>
          <table:table-cell office:value-type="string" calcext:value-type="string">
            <text:p>Dezi</text:p>
          </table:table-cell>
          <table:table-cell office:value-type="string" calcext:value-type="string">
            <text:p>deci</text:p>
          </table:table-cell>
          <table:table-cell table:formula="of:=&quot;$10^{&quot; &amp; [.T15] &amp;&quot;}$&quot;" office:value-type="string" office:string-value="$10^{-1}$" calcext:value-type="string">
            <text:p>$10^{-1}$</text:p>
          </table:table-cell>
          <table:table-cell office:value-type="float" office:value="-1" calcext:value-type="float">
            <text:p>-1</text:p>
          </table:table-cell>
          <table:table-cell table:formula="of:=IF([.U$8]=&quot;ja&quot;;&quot;\mol&quot;;&quot;&quot;)" office:value-type="string" office:string-value="\mol" calcext:value-type="string">
            <text:p>\mol</text:p>
          </table:table-cell>
          <table:table-cell table:formula="of:=IF([.V$8]=&quot;ja&quot;;&quot;\meter&quot;;&quot;&quot;)" office:value-type="string" office:string-value="\meter" calcext:value-type="string">
            <text:p>\meter</text:p>
          </table:table-cell>
          <table:table-cell table:formula="of:=IF([.W$8]=&quot;ja&quot;;&quot;\newton&quot;;&quot;&quot;)" office:value-type="string" office:string-value="\newton" calcext:value-type="string">
            <text:p>\newton</text:p>
          </table:table-cell>
          <table:table-cell table:number-columns-repeated="3"/>
          <table:table-cell table:formula="of:=IF([.AA$8]=&quot;ja&quot;;&quot;\tesla&quot;;&quot;&quot;)">
            <text:p/>
          </table:table-cell>
          <table:table-cell table:number-columns-repeated="997"/>
        </table:table-row>
        <table:table-row table:style-name="ro1">
          <table:table-cell/>
          <table:table-cell table:formula="of:=[.R16]" office:value-type="string" office:string-value="centi" calcext:value-type="string">
            <text:p>centi</text:p>
          </table:table-cell>
          <table:table-cell table:formula="of:=&quot;\prefix{\&quot; &amp; [.R16] &amp; &quot;}&quot;" office:value-type="string" office:string-value="\prefix{\centi}" calcext:value-type="string">
            <text:p>\prefix{\centi}</text:p>
          </table:table-cell>
          <table:table-cell/>
          <table:table-cell table:formula="of:=&quot;\prefix{\&quot; &amp; [.R16] &amp; &quot;}&quot;" office:value-type="string" office:string-value="\prefix{\centi}" calcext:value-type="string">
            <text:p>\prefix{\centi}</text:p>
          </table:table-cell>
          <table:table-cell table:formula="of:=[.S16]" office:value-type="string" office:string-value="$10^{-2}$" calcext:value-type="string">
            <text:p>$10^{-2}$</text:p>
          </table:table-cell>
          <table:table-cell/>
          <table:table-cell table:formula="of:=[.S16]" office:value-type="string" office:string-value="$10^{-2}$" calcext:value-type="string">
            <text:p>$10^{-2}$</text:p>
          </table:table-cell>
          <table:table-cell table:formula="of:=[.B16]" office:value-type="string" office:string-value="centi" calcext:value-type="string">
            <text:p>centi</text:p>
          </table:table-cell>
          <table:table-cell/>
          <table:table-cell table:formula="of:=[.T16]" office:value-type="float" office:value="-2" calcext:value-type="float">
            <text:p>-2</text:p>
          </table:table-cell>
          <table:table-cell table:formula="of:=COM.MICROSOFT.TEXTJOIN(&quot;,&quot;;1;[.$U16:.$AC16])" office:value-type="string" office:string-value="\mol,\meter,\newton" calcext:value-type="string">
            <text:p>\mol,\meter,\newton</text:p>
          </table:table-cell>
          <table:table-cell/>
          <table:table-cell table:formula="of:=[.T16]" office:value-type="float" office:value="-2" calcext:value-type="float">
            <text:p>-2</text:p>
          </table:table-cell>
          <table:table-cell table:formula="of:=COM.MICROSOFT.TEXTJOIN(&quot;,&quot;;1;[.$U16:.$AC16])" office:value-type="string" office:string-value="\mol,\meter,\newton" calcext:value-type="string">
            <text:p>\mol,\meter,\newton</text:p>
          </table:table-cell>
          <table:table-cell/>
          <table:table-cell office:value-type="string" calcext:value-type="string">
            <text:p>Zenti</text:p>
          </table:table-cell>
          <table:table-cell office:value-type="string" calcext:value-type="string">
            <text:p>centi</text:p>
          </table:table-cell>
          <table:table-cell table:formula="of:=&quot;$10^{&quot; &amp; [.T16] &amp;&quot;}$&quot;" office:value-type="string" office:string-value="$10^{-2}$" calcext:value-type="string">
            <text:p>$10^{-2}$</text:p>
          </table:table-cell>
          <table:table-cell office:value-type="float" office:value="-2" calcext:value-type="float">
            <text:p>-2</text:p>
          </table:table-cell>
          <table:table-cell table:formula="of:=IF([.U$8]=&quot;ja&quot;;&quot;\mol&quot;;&quot;&quot;)" office:value-type="string" office:string-value="\mol" calcext:value-type="string">
            <text:p>\mol</text:p>
          </table:table-cell>
          <table:table-cell table:formula="of:=IF([.V$8]=&quot;ja&quot;;&quot;\meter&quot;;&quot;&quot;)" office:value-type="string" office:string-value="\meter" calcext:value-type="string">
            <text:p>\meter</text:p>
          </table:table-cell>
          <table:table-cell table:formula="of:=IF([.W$8]=&quot;ja&quot;;&quot;\newton&quot;;&quot;&quot;)" office:value-type="string" office:string-value="\newton" calcext:value-type="string">
            <text:p>\newton</text:p>
          </table:table-cell>
          <table:table-cell table:number-columns-repeated="3"/>
          <table:table-cell table:formula="of:=IF([.AA$8]=&quot;ja&quot;;&quot;\tesla&quot;;&quot;&quot;)">
            <text:p/>
          </table:table-cell>
          <table:table-cell table:number-columns-repeated="997"/>
        </table:table-row>
        <table:table-row table:style-name="ro1">
          <table:table-cell/>
          <table:table-cell table:formula="of:=[.R17]" office:value-type="string" office:string-value="milli" calcext:value-type="string">
            <text:p>milli</text:p>
          </table:table-cell>
          <table:table-cell table:formula="of:=&quot;\prefix{\&quot; &amp; [.R17] &amp; &quot;}&quot;" office:value-type="string" office:string-value="\prefix{\milli}" calcext:value-type="string">
            <text:p>\prefix{\milli}</text:p>
          </table:table-cell>
          <table:table-cell/>
          <table:table-cell table:formula="of:=&quot;\prefix{\&quot; &amp; [.R17] &amp; &quot;}&quot;" office:value-type="string" office:string-value="\prefix{\milli}" calcext:value-type="string">
            <text:p>\prefix{\milli}</text:p>
          </table:table-cell>
          <table:table-cell table:formula="of:=[.S17]" office:value-type="string" office:string-value="$10^{-3}$" calcext:value-type="string">
            <text:p>$10^{-3}$</text:p>
          </table:table-cell>
          <table:table-cell/>
          <table:table-cell table:formula="of:=[.S17]" office:value-type="string" office:string-value="$10^{-3}$" calcext:value-type="string">
            <text:p>$10^{-3}$</text:p>
          </table:table-cell>
          <table:table-cell table:formula="of:=[.B17]" office:value-type="string" office:string-value="milli" calcext:value-type="string">
            <text:p>milli</text:p>
          </table:table-cell>
          <table:table-cell/>
          <table:table-cell table:formula="of:=[.T17]" office:value-type="float" office:value="-3" calcext:value-type="float">
            <text:p>-3</text:p>
          </table:table-cell>
          <table:table-cell table:formula="of:=COM.MICROSOFT.TEXTJOIN(&quot;,&quot;;1;[.$U17:.$AC17])" office:value-type="string" office:string-value="\ampere,\volt,\newton" calcext:value-type="string">
            <text:p>\ampere,\volt,\newton</text:p>
          </table:table-cell>
          <table:table-cell/>
          <table:table-cell table:formula="of:=[.T17]" office:value-type="float" office:value="-3" calcext:value-type="float">
            <text:p>-3</text:p>
          </table:table-cell>
          <table:table-cell table:formula="of:=COM.MICROSOFT.TEXTJOIN(&quot;,&quot;;1;[.$U17:.$AC17])" office:value-type="string" office:string-value="\ampere,\volt,\newton" calcext:value-type="string">
            <text:p>\ampere,\volt,\newton</text:p>
          </table:table-cell>
          <table:table-cell/>
          <table:table-cell office:value-type="string" calcext:value-type="string">
            <text:p>Milli</text:p>
          </table:table-cell>
          <table:table-cell office:value-type="string" calcext:value-type="string">
            <text:p>milli</text:p>
          </table:table-cell>
          <table:table-cell table:formula="of:=&quot;$10^{&quot; &amp; [.T17] &amp;&quot;}$&quot;" office:value-type="string" office:string-value="$10^{-3}$" calcext:value-type="string">
            <text:p>$10^{-3}$</text:p>
          </table:table-cell>
          <table:table-cell office:value-type="float" office:value="-3" calcext:value-type="float">
            <text:p>-3</text:p>
          </table:table-cell>
          <table:table-cell table:formula="of:=IF([.U$8]=&quot;ja&quot;;&quot;\ampere&quot;;&quot;&quot;)" office:value-type="string" office:string-value="\ampere" calcext:value-type="string">
            <text:p>\ampere</text:p>
          </table:table-cell>
          <table:table-cell table:formula="of:=IF([.V$8]=&quot;ja&quot;;&quot;\volt&quot;;&quot;&quot;)" office:value-type="string" office:string-value="\volt" calcext:value-type="string">
            <text:p>\volt</text:p>
          </table:table-cell>
          <table:table-cell table:formula="of:=IF([.W$8]=&quot;ja&quot;;&quot;\newton&quot;;&quot;&quot;)" office:value-type="string" office:string-value="\newton" calcext:value-type="string">
            <text:p>\newton</text:p>
          </table:table-cell>
          <table:table-cell table:number-columns-repeated="3"/>
          <table:table-cell table:formula="of:=IF([.AA$8]=&quot;ja&quot;;&quot;\tesla&quot;;&quot;&quot;)">
            <text:p/>
          </table:table-cell>
          <table:table-cell table:number-columns-repeated="997"/>
        </table:table-row>
        <table:table-row table:style-name="ro1">
          <table:table-cell/>
          <table:table-cell table:formula="of:=[.R18]" office:value-type="string" office:string-value="micro" calcext:value-type="string">
            <text:p>micro</text:p>
          </table:table-cell>
          <table:table-cell table:formula="of:=&quot;\prefix{\&quot; &amp; [.R18] &amp; &quot;}&quot;" office:value-type="string" office:string-value="\prefix{\micro}" calcext:value-type="string">
            <text:p>\prefix{\micro}</text:p>
          </table:table-cell>
          <table:table-cell/>
          <table:table-cell table:formula="of:=&quot;\prefix{\&quot; &amp; [.R18] &amp; &quot;}&quot;" office:value-type="string" office:string-value="\prefix{\micro}" calcext:value-type="string">
            <text:p>\prefix{\micro}</text:p>
          </table:table-cell>
          <table:table-cell table:formula="of:=[.S18]" office:value-type="string" office:string-value="$10^{-6}$" calcext:value-type="string">
            <text:p>$10^{-6}$</text:p>
          </table:table-cell>
          <table:table-cell/>
          <table:table-cell table:formula="of:=[.S18]" office:value-type="string" office:string-value="$10^{-6}$" calcext:value-type="string">
            <text:p>$10^{-6}$</text:p>
          </table:table-cell>
          <table:table-cell table:formula="of:=[.B18]" office:value-type="string" office:string-value="micro" calcext:value-type="string">
            <text:p>micro</text:p>
          </table:table-cell>
          <table:table-cell/>
          <table:table-cell table:formula="of:=[.T18]" office:value-type="float" office:value="-6" calcext:value-type="float">
            <text:p>-6</text:p>
          </table:table-cell>
          <table:table-cell table:formula="of:=COM.MICROSOFT.TEXTJOIN(&quot;,&quot;;1;[.$U18:.$AC18])" office:value-type="string" office:string-value="\ampere,\kelvin,\coulomb" calcext:value-type="string">
            <text:p>\ampere,\kelvin,\coulomb</text:p>
          </table:table-cell>
          <table:table-cell/>
          <table:table-cell table:formula="of:=[.T18]" office:value-type="float" office:value="-6" calcext:value-type="float">
            <text:p>-6</text:p>
          </table:table-cell>
          <table:table-cell table:formula="of:=COM.MICROSOFT.TEXTJOIN(&quot;,&quot;;1;[.$U18:.$AC18])" office:value-type="string" office:string-value="\ampere,\kelvin,\coulomb" calcext:value-type="string">
            <text:p>\ampere,\kelvin,\coulomb</text:p>
          </table:table-cell>
          <table:table-cell/>
          <table:table-cell office:value-type="string" calcext:value-type="string">
            <text:p>Mikro</text:p>
          </table:table-cell>
          <table:table-cell office:value-type="string" calcext:value-type="string">
            <text:p>micro</text:p>
          </table:table-cell>
          <table:table-cell table:formula="of:=&quot;$10^{&quot; &amp; [.T18] &amp;&quot;}$&quot;" office:value-type="string" office:string-value="$10^{-6}$" calcext:value-type="string">
            <text:p>$10^{-6}$</text:p>
          </table:table-cell>
          <table:table-cell office:value-type="float" office:value="-6" calcext:value-type="float">
            <text:p>-6</text:p>
          </table:table-cell>
          <table:table-cell table:formula="of:=IF([.U$8]=&quot;ja&quot;;&quot;\ampere&quot;;&quot;&quot;)" office:value-type="string" office:string-value="\ampere" calcext:value-type="string">
            <text:p>\ampere</text:p>
          </table:table-cell>
          <table:table-cell/>
          <table:table-cell table:formula="of:=IF([.W$8]=&quot;ja&quot;;&quot;\kelvin&quot;;&quot;&quot;)" office:value-type="string" office:string-value="\kelvin" calcext:value-type="string">
            <text:p>\kelvin</text:p>
          </table:table-cell>
          <table:table-cell/>
          <table:table-cell table:formula="of:=IF([.Y$8]=&quot;ja&quot;;&quot;\coulomb&quot;;&quot;&quot;)" office:value-type="string" office:string-value="\coulomb" calcext:value-type="string">
            <text:p>\coulomb</text:p>
          </table:table-cell>
          <table:table-cell table:formula="of:=IF([.Z$8]=&quot;ja&quot;;&quot;\farad&quot;;&quot;&quot;)">
            <text:p/>
          </table:table-cell>
          <table:table-cell table:number-columns-repeated="998"/>
        </table:table-row>
        <table:table-row table:style-name="ro1">
          <table:table-cell office:value-type="string" calcext:value-type="string">
            <text:p>#</text:p>
          </table:table-cell>
          <table:table-cell table:formula="of:=[.R19]" office:value-type="string" office:string-value="nano" calcext:value-type="string">
            <text:p>nano</text:p>
          </table:table-cell>
          <table:table-cell table:formula="of:=&quot;\prefix{\&quot; &amp; [.R19] &amp; &quot;}&quot;" office:value-type="string" office:string-value="\prefix{\nano}" calcext:value-type="string">
            <text:p>\prefix{\nano}</text:p>
          </table:table-cell>
          <table:table-cell/>
          <table:table-cell table:formula="of:=&quot;\prefix{\&quot; &amp; [.R19] &amp; &quot;}&quot;" office:value-type="string" office:string-value="\prefix{\nano}" calcext:value-type="string">
            <text:p>\prefix{\nano}</text:p>
          </table:table-cell>
          <table:table-cell table:formula="of:=[.S19]" office:value-type="string" office:string-value="$10^{-9}$" calcext:value-type="string">
            <text:p>$10^{-9}$</text:p>
          </table:table-cell>
          <table:table-cell/>
          <table:table-cell table:formula="of:=[.S19]" office:value-type="string" office:string-value="$10^{-9}$" calcext:value-type="string">
            <text:p>$10^{-9}$</text:p>
          </table:table-cell>
          <table:table-cell table:formula="of:=[.B19]" office:value-type="string" office:string-value="nano" calcext:value-type="string">
            <text:p>nano</text:p>
          </table:table-cell>
          <table:table-cell/>
          <table:table-cell table:formula="of:=[.T19]" office:value-type="float" office:value="-9" calcext:value-type="float">
            <text:p>-9</text:p>
          </table:table-cell>
          <table:table-cell table:formula="of:=COM.MICROSOFT.TEXTJOIN(&quot;,&quot;;1;[.$U19:.$AC19])" office:value-type="string" office:string-value="\second,\kelvin,\coulomb" calcext:value-type="string">
            <text:p>\second,\kelvin,\coulomb</text:p>
          </table:table-cell>
          <table:table-cell/>
          <table:table-cell table:formula="of:=[.T19]" office:value-type="float" office:value="-9" calcext:value-type="float">
            <text:p>-9</text:p>
          </table:table-cell>
          <table:table-cell table:formula="of:=COM.MICROSOFT.TEXTJOIN(&quot;,&quot;;1;[.$U19:.$AC19])" office:value-type="string" office:string-value="\second,\kelvin,\coulomb" calcext:value-type="string">
            <text:p>\second,\kelvin,\coulomb</text:p>
          </table:table-cell>
          <table:table-cell/>
          <table:table-cell office:value-type="string" calcext:value-type="string">
            <text:p>Nano</text:p>
          </table:table-cell>
          <table:table-cell office:value-type="string" calcext:value-type="string">
            <text:p>nano</text:p>
          </table:table-cell>
          <table:table-cell table:formula="of:=&quot;$10^{&quot; &amp; [.T19] &amp;&quot;}$&quot;" office:value-type="string" office:string-value="$10^{-9}$" calcext:value-type="string">
            <text:p>$10^{-9}$</text:p>
          </table:table-cell>
          <table:table-cell office:value-type="float" office:value="-9" calcext:value-type="float">
            <text:p>-9</text:p>
          </table:table-cell>
          <table:table-cell table:formula="of:=IF([.U$8]=&quot;ja&quot;;&quot;\second&quot;;&quot;&quot;)" office:value-type="string" office:string-value="\second" calcext:value-type="string">
            <text:p>\second</text:p>
          </table:table-cell>
          <table:table-cell/>
          <table:table-cell table:formula="of:=IF([.W$8]=&quot;ja&quot;;&quot;\kelvin&quot;;&quot;&quot;)" office:value-type="string" office:string-value="\kelvin" calcext:value-type="string">
            <text:p>\kelvin</text:p>
          </table:table-cell>
          <table:table-cell/>
          <table:table-cell table:formula="of:=IF([.Y$8]=&quot;ja&quot;;&quot;\coulomb&quot;;&quot;&quot;)" office:value-type="string" office:string-value="\coulomb" calcext:value-type="string">
            <text:p>\coulomb</text:p>
          </table:table-cell>
          <table:table-cell table:formula="of:=IF([.Z$8]=&quot;ja&quot;;&quot;\farad&quot;;&quot;&quot;)">
            <text:p/>
          </table:table-cell>
          <table:table-cell table:number-columns-repeated="998"/>
        </table:table-row>
        <table:table-row table:style-name="ro1">
          <table:table-cell office:value-type="string" calcext:value-type="string">
            <text:p>#</text:p>
          </table:table-cell>
          <table:table-cell table:formula="of:=[.R20]" office:value-type="string" office:string-value="pico" calcext:value-type="string">
            <text:p>pico</text:p>
          </table:table-cell>
          <table:table-cell table:formula="of:=&quot;\prefix{\&quot; &amp; [.R20] &amp; &quot;}&quot;" office:value-type="string" office:string-value="\prefix{\pico}" calcext:value-type="string">
            <text:p>\prefix{\pico}</text:p>
          </table:table-cell>
          <table:table-cell/>
          <table:table-cell table:formula="of:=&quot;\prefix{\&quot; &amp; [.R20] &amp; &quot;}&quot;" office:value-type="string" office:string-value="\prefix{\pico}" calcext:value-type="string">
            <text:p>\prefix{\pico}</text:p>
          </table:table-cell>
          <table:table-cell table:formula="of:=[.S20]" office:value-type="string" office:string-value="$10^{-12}$" calcext:value-type="string">
            <text:p>$10^{-12}$</text:p>
          </table:table-cell>
          <table:table-cell/>
          <table:table-cell table:formula="of:=[.S20]" office:value-type="string" office:string-value="$10^{-12}$" calcext:value-type="string">
            <text:p>$10^{-12}$</text:p>
          </table:table-cell>
          <table:table-cell table:formula="of:=[.B20]" office:value-type="string" office:string-value="pico" calcext:value-type="string">
            <text:p>pico</text:p>
          </table:table-cell>
          <table:table-cell/>
          <table:table-cell table:formula="of:=[.T20]" office:value-type="float" office:value="-12" calcext:value-type="float">
            <text:p>-12</text:p>
          </table:table-cell>
          <table:table-cell table:formula="of:=COM.MICROSOFT.TEXTJOIN(&quot;,&quot;;1;[.$U20:.$AC20])" office:value-type="string" office:string-value="\second,\meter,\coulomb" calcext:value-type="string">
            <text:p>\second,\meter,\coulomb</text:p>
          </table:table-cell>
          <table:table-cell/>
          <table:table-cell table:formula="of:=[.T20]" office:value-type="float" office:value="-12" calcext:value-type="float">
            <text:p>-12</text:p>
          </table:table-cell>
          <table:table-cell table:formula="of:=COM.MICROSOFT.TEXTJOIN(&quot;,&quot;;1;[.$U20:.$AC20])" office:value-type="string" office:string-value="\second,\meter,\coulomb" calcext:value-type="string">
            <text:p>\second,\meter,\coulomb</text:p>
          </table:table-cell>
          <table:table-cell/>
          <table:table-cell office:value-type="string" calcext:value-type="string">
            <text:p>Piko</text:p>
          </table:table-cell>
          <table:table-cell office:value-type="string" calcext:value-type="string">
            <text:p>pico</text:p>
          </table:table-cell>
          <table:table-cell table:formula="of:=&quot;$10^{&quot; &amp; [.T20] &amp;&quot;}$&quot;" office:value-type="string" office:string-value="$10^{-12}$" calcext:value-type="string">
            <text:p>$10^{-12}$</text:p>
          </table:table-cell>
          <table:table-cell office:value-type="float" office:value="-12" calcext:value-type="float">
            <text:p>-12</text:p>
          </table:table-cell>
          <table:table-cell table:formula="of:=IF([.U$8]=&quot;ja&quot;;&quot;\second&quot;;&quot;&quot;)" office:value-type="string" office:string-value="\second" calcext:value-type="string">
            <text:p>\second</text:p>
          </table:table-cell>
          <table:table-cell table:formula="of:=IF([.V$8]=&quot;ja&quot;;&quot;\meter&quot;;&quot;&quot;)" office:value-type="string" office:string-value="\meter" calcext:value-type="string">
            <text:p>\meter</text:p>
          </table:table-cell>
          <table:table-cell table:number-columns-repeated="2"/>
          <table:table-cell table:formula="of:=IF([.Y$8]=&quot;ja&quot;;&quot;\coulomb&quot;;&quot;&quot;)" office:value-type="string" office:string-value="\coulomb" calcext:value-type="string">
            <text:p>\coulomb</text:p>
          </table:table-cell>
          <table:table-cell table:formula="of:=IF([.Z$8]=&quot;ja&quot;;&quot;\farad&quot;;&quot;&quot;)">
            <text:p/>
          </table:table-cell>
          <table:table-cell table:number-columns-repeated="998"/>
        </table:table-row>
        <table:table-row table:style-name="ro1">
          <table:table-cell office:value-type="string" calcext:value-type="string">
            <text:p>#</text:p>
          </table:table-cell>
          <table:table-cell table:formula="of:=[.R21]" office:value-type="string" office:string-value="femto" calcext:value-type="string">
            <text:p>femto</text:p>
          </table:table-cell>
          <table:table-cell table:formula="of:=&quot;\prefix{\&quot; &amp; [.R21] &amp; &quot;}&quot;" office:value-type="string" office:string-value="\prefix{\femto}" calcext:value-type="string">
            <text:p>\prefix{\femto}</text:p>
          </table:table-cell>
          <table:table-cell/>
          <table:table-cell table:formula="of:=&quot;\prefix{\&quot; &amp; [.R21] &amp; &quot;}&quot;" office:value-type="string" office:string-value="\prefix{\femto}" calcext:value-type="string">
            <text:p>\prefix{\femto}</text:p>
          </table:table-cell>
          <table:table-cell table:formula="of:=[.S21]" office:value-type="string" office:string-value="$10^{-15}$" calcext:value-type="string">
            <text:p>$10^{-15}$</text:p>
          </table:table-cell>
          <table:table-cell/>
          <table:table-cell table:formula="of:=[.S21]" office:value-type="string" office:string-value="$10^{-15}$" calcext:value-type="string">
            <text:p>$10^{-15}$</text:p>
          </table:table-cell>
          <table:table-cell table:formula="of:=[.B21]" office:value-type="string" office:string-value="femto" calcext:value-type="string">
            <text:p>femto</text:p>
          </table:table-cell>
          <table:table-cell/>
          <table:table-cell table:formula="of:=[.T21]" office:value-type="float" office:value="-15" calcext:value-type="float">
            <text:p>-15</text:p>
          </table:table-cell>
          <table:table-cell table:formula="of:=COM.MICROSOFT.TEXTJOIN(&quot;,&quot;;1;[.$U21:.$AC21])" office:value-type="string" office:string-value="\second,\meter,\gram" calcext:value-type="string">
            <text:p>\second,\meter,\gram</text:p>
          </table:table-cell>
          <table:table-cell/>
          <table:table-cell table:formula="of:=[.T21]" office:value-type="float" office:value="-15" calcext:value-type="float">
            <text:p>-15</text:p>
          </table:table-cell>
          <table:table-cell table:formula="of:=COM.MICROSOFT.TEXTJOIN(&quot;,&quot;;1;[.$U21:.$AC21])" office:value-type="string" office:string-value="\second,\meter,\gram" calcext:value-type="string">
            <text:p>\second,\meter,\gram</text:p>
          </table:table-cell>
          <table:table-cell/>
          <table:table-cell office:value-type="string" calcext:value-type="string">
            <text:p>Femto</text:p>
          </table:table-cell>
          <table:table-cell office:value-type="string" calcext:value-type="string">
            <text:p>femto</text:p>
          </table:table-cell>
          <table:table-cell table:formula="of:=&quot;$10^{&quot; &amp; [.T21] &amp;&quot;}$&quot;" office:value-type="string" office:string-value="$10^{-15}$" calcext:value-type="string">
            <text:p>$10^{-15}$</text:p>
          </table:table-cell>
          <table:table-cell office:value-type="float" office:value="-15" calcext:value-type="float">
            <text:p>-15</text:p>
          </table:table-cell>
          <table:table-cell table:formula="of:=IF([.U$8]=&quot;ja&quot;;&quot;\second&quot;;&quot;&quot;)" office:value-type="string" office:string-value="\second" calcext:value-type="string">
            <text:p>\second</text:p>
          </table:table-cell>
          <table:table-cell table:formula="of:=IF([.V$8]=&quot;ja&quot;;&quot;\meter&quot;;&quot;&quot;)" office:value-type="string" office:string-value="\meter" calcext:value-type="string">
            <text:p>\meter</text:p>
          </table:table-cell>
          <table:table-cell table:formula="of:=IF([.W$8]=&quot;ja&quot;;&quot;\gram&quot;;&quot;&quot;)" office:value-type="string" office:string-value="\gram" calcext:value-type="string">
            <text:p>\gram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#</text:p>
          </table:table-cell>
          <table:table-cell table:formula="of:=[.R22]" office:value-type="string" office:string-value="atto" calcext:value-type="string">
            <text:p>atto</text:p>
          </table:table-cell>
          <table:table-cell table:formula="of:=&quot;\prefix{\&quot; &amp; [.R22] &amp; &quot;}&quot;" office:value-type="string" office:string-value="\prefix{\atto}" calcext:value-type="string">
            <text:p>\prefix{\atto}</text:p>
          </table:table-cell>
          <table:table-cell/>
          <table:table-cell table:formula="of:=&quot;\prefix{\&quot; &amp; [.R22] &amp; &quot;}&quot;" office:value-type="string" office:string-value="\prefix{\atto}" calcext:value-type="string">
            <text:p>\prefix{\atto}</text:p>
          </table:table-cell>
          <table:table-cell table:formula="of:=[.S22]" office:value-type="string" office:string-value="$10^{-18}$" calcext:value-type="string">
            <text:p>$10^{-18}$</text:p>
          </table:table-cell>
          <table:table-cell/>
          <table:table-cell table:formula="of:=[.S22]" office:value-type="string" office:string-value="$10^{-18}$" calcext:value-type="string">
            <text:p>$10^{-18}$</text:p>
          </table:table-cell>
          <table:table-cell table:formula="of:=[.B22]" office:value-type="string" office:string-value="atto" calcext:value-type="string">
            <text:p>atto</text:p>
          </table:table-cell>
          <table:table-cell/>
          <table:table-cell table:formula="of:=[.T22]" office:value-type="float" office:value="-18" calcext:value-type="float">
            <text:p>-18</text:p>
          </table:table-cell>
          <table:table-cell table:formula="of:=COM.MICROSOFT.TEXTJOIN(&quot;,&quot;;1;[.$U22:.$AC22])" office:value-type="string" office:string-value="\second,\gram,\coulomb" calcext:value-type="string">
            <text:p>\second,\gram,\coulomb</text:p>
          </table:table-cell>
          <table:table-cell/>
          <table:table-cell table:formula="of:=[.T22]" office:value-type="float" office:value="-18" calcext:value-type="float">
            <text:p>-18</text:p>
          </table:table-cell>
          <table:table-cell table:formula="of:=COM.MICROSOFT.TEXTJOIN(&quot;,&quot;;1;[.$U22:.$AC22])" office:value-type="string" office:string-value="\second,\gram,\coulomb" calcext:value-type="string">
            <text:p>\second,\gram,\coulomb</text:p>
          </table:table-cell>
          <table:table-cell/>
          <table:table-cell office:value-type="string" calcext:value-type="string">
            <text:p>Atto</text:p>
          </table:table-cell>
          <table:table-cell office:value-type="string" calcext:value-type="string">
            <text:p>atto</text:p>
          </table:table-cell>
          <table:table-cell table:formula="of:=&quot;$10^{&quot; &amp; [.T22] &amp;&quot;}$&quot;" office:value-type="string" office:string-value="$10^{-18}$" calcext:value-type="string">
            <text:p>$10^{-18}$</text:p>
          </table:table-cell>
          <table:table-cell office:value-type="float" office:value="-18" calcext:value-type="float">
            <text:p>-18</text:p>
          </table:table-cell>
          <table:table-cell table:formula="of:=IF([.U$8]=&quot;ja&quot;;&quot;\second&quot;;&quot;&quot;)" office:value-type="string" office:string-value="\second" calcext:value-type="string">
            <text:p>\second</text:p>
          </table:table-cell>
          <table:table-cell table:formula="of:=IF([.V$8]=&quot;ja&quot;;&quot;\gram&quot;;&quot;&quot;)" office:value-type="string" office:string-value="\gram" calcext:value-type="string">
            <text:p>\gram</text:p>
          </table:table-cell>
          <table:table-cell table:number-columns-repeated="2"/>
          <table:table-cell table:formula="of:=IF([.Y$8]=&quot;ja&quot;;&quot;\coulomb&quot;;&quot;&quot;)" office:value-type="string" office:string-value="\coulomb" calcext:value-type="string">
            <text:p>\coulomb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#</text:p>
          </table:table-cell>
          <table:table-cell office:value-type="string" calcext:value-type="string">
            <text:p>eof</text:p>
          </table:table-cell>
          <table:table-cell table:number-columns-repeated="14"/>
          <table:table-cell table:style-name="ce7" table:number-columns-repeated="2"/>
          <table:table-cell/>
          <table:table-cell table:style-name="ce7"/>
          <table:table-cell table:style-name="ce7" office:value-type="string" calcext:value-type="string">
            <text:p>Oben überall <text:span text:style-name="T1">nein</text:span> wählen, falls die technische Schreibweise nicht gefragt werden soll.</text:p>
          </table:table-cell>
          <table:table-cell table:style-name="ce7" table:number-columns-repeated="100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 PL SungtiL GB" svg:font-family="'AR PL SungtiL GB'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AR PL SungtiL GB" style:font-family-asian="'AR PL SungtiL GB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.6929in" fo:page-height="8.2681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4">00/00/0000</text:date>, <text:time style:data-style-name="N2" text:time-value="13:00:11.87847896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0.3$MacOSX_AARCH64 LibreOffice_project/da48488a73ddd66ea24cf16bbc4f7b9c08e9bea1</meta:generator>
    <meta:print-date>2018-12-29T12:47:05.649912544</meta:print-date>
    <dc:date>2024-03-24T13:01:05.072318572</dc:date>
    <meta:editing-duration>PT1H32M20S</meta:editing-duration>
    <meta:editing-cycles>34</meta:editing-cycles>
    <meta:document-statistic meta:table-count="1" meta:cell-count="314" meta:object-count="0"/>
  </office:meta>
</office:document-meta>
</file>